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0d3f83" officeooo:paragraph-rsid="000d3f83" style:font-weight-asian="bold" style:font-weight-complex="bold"/>
    </style:style>
    <style:style style:name="P2" style:family="paragraph" style:parent-style-name="Standard">
      <style:text-properties officeooo:rsid="000d3f83" officeooo:paragraph-rsid="000d3f83"/>
    </style:style>
    <style:style style:name="P3" style:family="paragraph" style:parent-style-name="Standard">
      <style:paragraph-properties fo:margin-left="0cm" fo:margin-right="0cm" fo:text-indent="0cm" style:auto-text-indent="false"/>
    </style:style>
    <style:style style:name="P4" style:family="paragraph" style:parent-style-name="Standard">
      <style:text-properties fo:font-weight="bold" officeooo:rsid="0010e820" officeooo:paragraph-rsid="0010e820" style:font-weight-asian="bold" style:font-weight-complex="bold"/>
    </style:style>
    <style:style style:name="P5" style:family="paragraph" style:parent-style-name="Standard">
      <style:paragraph-properties fo:margin-left="0cm" fo:margin-right="0cm" fo:text-indent="0cm" style:auto-text-indent="false"/>
      <style:text-properties officeooo:paragraph-rsid="0010e820"/>
    </style:style>
    <style:style style:name="P6" style:family="paragraph" style:parent-style-name="Standard">
      <style:paragraph-properties fo:margin-left="0cm" fo:margin-right="0cm" fo:text-indent="0cm" style:auto-text-indent="false"/>
      <style:text-properties officeooo:paragraph-rsid="001268f7"/>
    </style:style>
    <style:style style:name="P7" style:family="paragraph" style:parent-style-name="Standard" style:list-style-name="L1">
      <style:text-properties officeooo:paragraph-rsid="0010e820"/>
    </style:style>
    <style:style style:name="P8" style:family="paragraph" style:parent-style-name="Standard" style:list-style-name="L1">
      <style:text-properties officeooo:paragraph-rsid="00124550"/>
    </style:style>
    <style:style style:name="P9" style:family="paragraph" style:parent-style-name="Standard">
      <style:paragraph-properties fo:margin-left="0cm" fo:margin-right="0cm" fo:text-indent="0cm" style:auto-text-indent="false"/>
      <style:text-properties officeooo:paragraph-rsid="00124550"/>
    </style:style>
    <style:style style:name="P10" style:family="paragraph" style:parent-style-name="Standard">
      <style:paragraph-properties fo:margin-left="0cm" fo:margin-right="0cm" fo:text-indent="0cm" style:auto-text-indent="false"/>
      <style:text-properties officeooo:paragraph-rsid="0014403e"/>
    </style:style>
    <style:style style:name="T1" style:family="text">
      <style:text-properties officeooo:rsid="000d3f83"/>
    </style:style>
    <style:style style:name="T2" style:family="text">
      <style:text-properties officeooo:rsid="000f148a"/>
    </style:style>
    <style:style style:name="T3" style:family="text">
      <style:text-properties officeooo:rsid="0010e820"/>
    </style:style>
    <style:style style:name="T4" style:family="text">
      <style:text-properties officeooo:rsid="00124550"/>
    </style:style>
    <style:style style:name="T5" style:family="text">
      <style:text-properties officeooo:rsid="001268f7"/>
    </style:style>
    <style:style style:name="T6" style:family="text">
      <style:text-properties officeooo:rsid="0014403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ción al Curso</text:p>
      <text:p text:style-name="P2"/>
      <text:p text:style-name="P3">Según el Project Management Institute, más del 70 por ciento de las organizaciones han </text:p>
      <text:p text:style-name="P3">incorporado algunos enfoques ágiles y el 77% de las empresas adopta el scrum. </text:p>
      <text:p text:style-name="P3">Además, más del 25 por ciento de las empresas de fabricación utilizan Agile exclusivamente. </text:p>
      <text:p text:style-name="P3">Y según un estudio de Price Waterhouse Coopers, los proyectos ágiles tienen un 28% más de éxito </text:p>
      <text:p text:style-name="P3">que los proyectos tradicionales. </text:p>
      <text:p text:style-name="P3"/>
      <text:p text:style-name="P3">Lamentablemente, según Forbes, el 47% de todas las transformaciones ágiles fallan, la razón principal es la falta de experiencia en la implementación e integración de la metodología ágil. </text:p>
      <text:p text:style-name="P3"><text:span text:style-name="T1">L</text:span>a metodología ágil no es solo un proceso que se sigue, <text:span text:style-name="T1">e</text:span>s una forma de pensar, una filosofía que requiere <text:span text:style-name="T1">pensar </text:span>de forma diferente <text:span text:style-name="T1">como</text:span> gesti<text:span text:style-name="T1">o</text:span>n<text:span text:style-name="T1">ar</text:span> <text:span text:style-name="T1">los </text:span>equipos y proyectos. Los </text:p>
      <text:p text:style-name="P3">líderes ejecutivos <text:span text:style-name="T1">tienen que</text:span> cambiar <text:span text:style-name="T1">el </text:span>enfoque <text:span text:style-name="T1">tradicional </text:span>a largo plazo y <text:span text:style-name="T1">pasar a</text:span> centrarse en ofrecer valor de forma rápida e iterativa para satisfacer a <text:span text:style-name="T1">los</text:span> clientes. </text:p>
      <text:p text:style-name="P3"/>
      <text:p text:style-name="P3">Para lograr la agilidad, <text:span text:style-name="T1">es necesario</text:span> cambiar la cultura de la empresa. </text:p>
      <text:p text:style-name="P3"/>
      <text:p text:style-name="P3">Otra razón por la que los proyectos ágiles fracasan es que la metodología ágil no es algo que se pueda aprender simplemente </text:p>
      <text:p text:style-name="P3">de un libro <text:span text:style-name="T2">sino que se necesita la experiencia y acompañamiento de un instructor, similar a cuando alguien aprender a conducir</text:span>.</text:p>
      <text:p text:style-name="P3"/>
      <text:p text:style-name="P2"/>
      <text:p text:style-name="P2"/>
      <text:p text:style-name="P4">Principios Ágiles</text:p>
      <text:p text:style-name="P2"/>
      <text:p text:style-name="P2"/>
      <text:p text:style-name="P3">La metodología ágil es un enfoque iterativo de la gestión de proyectos que permite a los equipos </text:p>
      <text:p text:style-name="P5">responder y ofrecer valor a sus clientes con rapidez. A diferencia de otros enfoques de planificación en los que planificamos el trabajo de todo un año, con Agile planificamos pequeños incrementos y, a continuación, recibimos comentarios del cliente para ver si le gusta lo que estamos haciendo <text:span text:style-name="T3">y</text:span> luego nos ajustamos a medida que avanzamos. </text:p>
      <text:p text:style-name="P5"/>
      <text:p text:style-name="P6">¿<text:span text:style-name="T3">C</text:span>uáles son algunas de las características definitorias?</text:p>
      <text:p text:style-name="P6"><text:s/></text:p>
      <text:list text:style-name="L1">
        <text:list-item>
          <text:p text:style-name="P7">Agile hace hincapié en esta planificación adaptativa: <text:span text:style-name="T3">N</text:span>o planificamos todo un año, solo planificamos una pequeña iteración para ver si podemos ofrecer algo de valor al cliente, recibir comentarios y ver qué es lo que le gusta. Eso nos permite hacer un desarrollo evolutivo.</text:p>
        </text:list-item>
        <text:list-item>
          <text:p text:style-name="P7"><text:span text:style-name="T3">El </text:span>desarrollo evoluciona con el tiempo: <text:span text:style-name="T3">En</text:span> lugar de construirlo todo de una vez, lo estamos construyendo en pequeños incrementos. Y luego evolucionamos a medida que avanzamos y respondemos a medida que avanzamos. </text:p>
        </text:list-item>
        <text:list-item>
          <text:p text:style-name="P8"><text:span text:style-name="T3">E</text:span>ntrega temprana: <text:span text:style-name="T3">L</text:span>a entrega temprana es un componente clave de la agilidad. Poner algo en manos de los clientes, recibir comentarios de ellos para que lo entiendan, ¿les gusta? ¿Debemos dar un giro, debemos perseverar? Esta es realmente una característica fundamental que define la agilidad.</text:p>
        </text:list-item>
        <text:list-item>
          <text:p text:style-name="P8"><text:span text:style-name="T4">Mejora continua: M</text:span>ejorar continuamente como equipo <text:span text:style-name="T4">y </text:span>Mejora<text:span text:style-name="T4">r</text:span> continuamente el producto que entregamos porque tenemos la oportunidad de recibir comentarios de nuestros clientes, porque lo entregamos. Y eso nos permite responder a los cambios. Por lo tanto, a medida que se producen cambios <text:span text:style-name="T4">p</text:span>odemos responder a esos cambios.</text:p>
          <text:p text:style-name="P8"/>
        </text:list-item>
      </text:list>
      <text:p text:style-name="P3"/>
      <text:p text:style-name="P9"><text:soft-page-break/>Manifiesto Ágil.</text:p>
      <text:p text:style-name="P9"/>
      <text:p text:style-name="P9"><text:span text:style-name="T4">- V</text:span>alorar a las personas y las interacciones por encima de los procesos y las herramientas.</text:p>
      <text:p text:style-name="P9"><text:span text:style-name="T4">- Valorar </text:span>al software funcional por encima de la documentación exhaustiva.</text:p>
      <text:p text:style-name="P9">- <text:span text:style-name="T4">Valorar la </text:span>colaboración con los clientes por encima de la negociación de contratos.</text:p>
      <text:p text:style-name="P9">- <text:span text:style-name="T4">Valorar la respuesta </text:span>a los cambios <text:span text:style-name="T4">por sobre el hecho de </text:span>s<text:span text:style-name="T4">eguir</text:span> un plan <text:span text:style-name="T4">predefinido</text:span>.</text:p>
      <text:p text:style-name="P9"/>
      <text:p text:style-name="P9"> </text:p>
      <text:p text:style-name="P3"><text:span text:style-name="T5">S</text:span>i bien los artículos de la derecha tienen valor, nosotros valoramos más los de la izquierda. No significa que no tengamos herramientas de procesamiento, solo significa que valoramos la interacción entre nosotros y con nuestros clientes más que el </text:p>
      <text:p text:style-name="P3">proceso y las herramientas. No significa que no documentemos. La documentación es importante para que las personas entiendan cómo usar tu producto. No significa que no negociemos contratos, </text:p>
      <text:p text:style-name="P3">todavía tenemos contratos, pero queremos colaborar con el cliente. A medida que las cosas </text:p>
      <text:p text:style-name="P10">cambian, queremos ser receptivos, lo que no significa que no tengamos planes, sino que valoramos responder al cambio en lugar de simplemente seguir el plan. Por lo tanto, el desarrollo ágil de software es un enfoque iterativo del desarrollo de software que se ajusta al Manifiesto Ágil. </text:p>
      <text:p text:style-name="P10"/>
      <text:p text:style-name="P10">También queremos asegurarnos de hacer hincapié en la flexibilidad, la interacción con nuestros colegas, la interacción con nuestros clientes y en tener un alto nivel de transparencia, para que todos sepan en qué están trabajando los demás. </text:p>
      <text:p text:style-name="P10"/>
      <text:p text:style-name="P3">Todos se sienten responsables de ofrecer valor a los clientes. Esto es de vital importancia. </text:p>
      <text:p text:style-name="P3"/>
      <text:p text:style-name="P3">Y, por último, utilizamos equipos pequeños, ubicados en el mismo lugar, interfuncionales, autoorganizados y autogestionados. </text:p>
      <text:p text:style-name="P3"/>
      <text:p text:style-name="P3">La conclusión clave aquí es construir lo que se necesita, no lo que se planeó, a medida que las necesidades cambien, <text:span text:style-name="T6">s</text:span>iempre podemos replanificar y responder a los cambios. </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7T18:17:37.323000000</meta:creation-date>
    <meta:generator>LibreOffice/24.8.3.2$Windows_X86_64 LibreOffice_project/48a6bac9e7e268aeb4c3483fcf825c94556d9f92</meta:generator>
    <dc:date>2024-11-17T19:05:52.857000000</dc:date>
    <meta:editing-duration>PT8M55S</meta:editing-duration>
    <meta:editing-cycles>3</meta:editing-cycles>
    <meta:document-statistic meta:table-count="0" meta:image-count="0" meta:object-count="0" meta:page-count="2" meta:paragraph-count="36" meta:word-count="746" meta:character-count="4684" meta:non-whitespace-character-count="3953"/>
  </office:meta>
</office:document-meta>
</file>